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List_20_Paragraph">
      <style:text-properties fo:language="en" fo:country="IE"/>
    </style:style>
    <style:style style:name="P3" style:family="paragraph" style:parent-style-name="Heading_20_2">
      <style:text-properties fo:language="en" fo:country="IE"/>
    </style:style>
    <style:style style:name="P4" style:family="paragraph" style:parent-style-name="Standard">
      <style:text-properties fo:language="en" fo:country="IE"/>
    </style:style>
    <style:style style:name="P5" style:family="paragraph" style:parent-style-name="Standard">
      <style:text-properties fo:language="en" fo:country="IE" officeooo:paragraph-rsid="000dca7c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language="en" fo:country="IE"/>
    </style:style>
    <style:style style:name="P7" style:family="paragraph" style:parent-style-name="Heading_20_1" style:master-page-name="Standard">
      <style:paragraph-properties style:page-number="auto"/>
      <style:text-properties fo:language="en" fo:country="IE"/>
    </style:style>
    <style:style style:name="P8" style:family="paragraph" style:parent-style-name="List_20_Paragraph" style:list-style-name="WWNum6">
      <style:text-properties fo:language="en" fo:country="IE"/>
    </style:style>
    <style:style style:name="P9" style:family="paragraph" style:parent-style-name="List_20_Paragraph" style:list-style-name="WWNum6">
      <style:text-properties fo:language="en" fo:country="IE" officeooo:rsid="000b1055"/>
    </style:style>
    <style:style style:name="P10" style:family="paragraph" style:parent-style-name="List_20_Paragraph" style:list-style-name="WWNum7">
      <style:text-properties fo:language="en" fo:country="IE"/>
    </style:style>
    <style:style style:name="P11" style:family="paragraph" style:parent-style-name="List_20_Paragraph" style:list-style-name="WWNum7">
      <style:text-properties fo:language="en" fo:country="IE" officeooo:paragraph-rsid="000b1055"/>
    </style:style>
    <style:style style:name="P12" style:family="paragraph" style:parent-style-name="List_20_Paragraph" style:list-style-name="WWNum7">
      <style:text-properties fo:language="en" fo:country="IE" officeooo:paragraph-rsid="000b42f6"/>
    </style:style>
    <style:style style:name="P13" style:family="paragraph" style:parent-style-name="Heading_20_2">
      <style:text-properties fo:language="en" fo:country="IE"/>
    </style:style>
    <style:style style:name="T1" style:family="text">
      <style:text-properties officeooo:rsid="000b1055"/>
    </style:style>
    <style:style style:name="T2" style:family="text">
      <style:text-properties officeooo:rsid="000b42f6"/>
    </style:style>
    <style:style style:name="T3" style:family="text">
      <style:text-properties officeooo:rsid="000dca7c"/>
    </style:style>
    <style:style style:name="T4" style:family="text">
      <style:text-properties officeooo:rsid="000e83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ab <text:s/>Diffie-Hellman Algorithm </text:h>
      <text:p text:style-name="P1"/>
      <text:h text:style-name="P3" text:outline-level="2">Q1. <text:s/>GenerateParams <text:span text:style-name="T3">(notes)</text:span></text:h>
      <text:p text:style-name="P1"/>
      <text:p text:style-name="P1">Write a Java program to generate DH parameters and print them out. </text:p>
      <text:p text:style-name="P1"/>
      <text:h text:style-name="P3" text:outline-level="2">Q2. <text:s/>SaveDHKeys <text:span text:style-name="T3">(notes)</text:span></text:h>
      <text:p text:style-name="P1"/>
      <text:p text:style-name="P1">Write a Java program to read in the DH parameters from file, and generate public and private DH keys. The keys should be stored in the file “data/argv[0]Public” and “data/argv[0]Private”.</text:p>
      <text:p text:style-name="P5">Create two run configurations for the above program, one with argv[0] equal to Alice and the other with argv[0] equal to Bob.</text:p>
      <text:p text:style-name="P5"/>
      <text:h text:style-name="P3" text:outline-level="2">Q3. GenerateAESKey<text:span text:style-name="T3">And</text:span>Check <text:span text:style-name="T3">(notes)</text:span></text:h>
      <text:p text:style-name="P1"/>
      <text:p text:style-name="P6">Read in both pairs of keys. <text:s/><text:span text:style-name="T3">G</text:span>enerate an AES key from AlicePrivate and BobPublic. <text:span text:style-name="T3">G</text:span>enerate an AES key from BobPrivate and AlicePublic. Show they are the same. <text:s/></text:p>
      <text:h text:style-name="P3" text:outline-level="2"/>
      <text:h text:style-name="P3" text:outline-level="2">Q4. <text:s/>DHClient <text:span text:style-name="T4">(given)</text:span></text:h>
      <text:p text:style-name="P1"/>
      <text:p text:style-name="P1">TCP/IP Socket client</text:p>
      <text:list xml:id="list912705404" text:style-name="WWNum6">
        <text:list-item>
          <text:p text:style-name="P8">Connect to the server</text:p>
        </text:list-item>
        <text:list-item>
          <text:p text:style-name="P8">Send Diffie Hellman parameters</text:p>
        </text:list-item>
        <text:list-item>
          <text:p text:style-name="P8">Generate a Diffie Hellman public key private key pair</text:p>
        </text:list-item>
        <text:list-item>
          <text:p text:style-name="P9">Base64 encode the public key and send it</text:p>
        </text:list-item>
        <text:list-item>
          <text:p text:style-name="P8">Read back the the Servers public key <text:span text:style-name="T1">and Base64 decode it</text:span></text:p>
        </text:list-item>
        <text:list-item>
          <text:p text:style-name="P8">Convert it into a PublicKey object</text:p>
        </text:list-item>
        <text:list-item>
          <text:p text:style-name="P8">Generate a symmetric key using own private key and servers public key.</text:p>
        </text:list-item>
        <text:list-item>
          <text:p text:style-name="P8">Print out symmetric key (<text:span text:style-name="T1">Base64encoded</text:span>)</text:p>
        </text:list-item>
      </text:list>
      <text:h text:style-name="P3" text:outline-level="2"><text:soft-page-break/>Q5. DHServer <text:span text:style-name="T4">(skeleton given)</text:span></text:h>
      <text:p text:style-name="P1"/>
      <text:p text:style-name="P1">Write a TCP/IP Socket server to </text:p>
      <text:list xml:id="list1102497241" text:style-name="WWNum7">
        <text:list-item>
          <text:p text:style-name="P10">Accept a connection</text:p>
        </text:list-item>
        <text:list-item>
          <text:p text:style-name="P11">Read DH parameters</text:p>
        </text:list-item>
        <text:list-item>
          <text:p text:style-name="P11">Read the clients public key <text:span text:style-name="T2">and </text:span><text:s/><text:span text:style-name="T1">Base64 decode it</text:span></text:p>
        </text:list-item>
        <text:list-item>
          <text:p text:style-name="P10">Convert it into a PublicKey object</text:p>
        </text:list-item>
        <text:list-item>
          <text:p text:style-name="P10">Generate own public key private key pair</text:p>
        </text:list-item>
        <text:list-item>
          <text:p text:style-name="P10">Send own public key <text:span text:style-name="T1">as Base64 encoded string</text:span></text:p>
        </text:list-item>
        <text:list-item>
          <text:p text:style-name="P10">Generate a symmetric key using own private key and servers public key.</text:p>
        </text:list-item>
        <text:list-item>
          <text:p text:style-name="P10">Print out symmetric key (<text:span text:style-name="T1">Base64 encoded</text:span>)</text:p>
        </text:list-item>
        <text:list-item>
          <text:p text:style-name="P12">Close the connection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ondImpress_7e_LT_7e_Gliederung_20_1" style:display-name="secondImpress~LT~Gliederung 1" style:family="paragraph" style:default-outline-level="">
      <style:paragraph-properties fo:margin-top="0cm" fo:margin-bottom="0.453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ondImpress_7e_LT_7e_Gliederung_20_2" style:display-name="secondImpress~LT~Gliederung 2" style:family="paragraph" style:parent-style-name="secondImpress_7e_LT_7e_Gliederung_20_1" style:default-outline-level="">
      <style:paragraph-properties fo:margin-top="0cm" fo:margin-bottom="0.362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econdImpress_7e_LT_7e_Gliederung_20_3" style:display-name="secondImpress~LT~Gliederung 3" style:family="paragraph" style:parent-style-name="secondImpress_7e_LT_7e_Gliederung_20_2" style:default-outline-level="">
      <style:paragraph-properties fo:margin-top="0cm" fo:margin-bottom="0.272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econdImpress_7e_LT_7e_Gliederung_20_4" style:display-name="secondImpress~LT~Gliederung 4" style:family="paragraph" style:parent-style-name="secondImpress_7e_LT_7e_Gliederung_20_3" style:default-outline-level="">
      <style:paragraph-properties fo:margin-top="0cm" fo:margin-bottom="0.182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ondImpress_7e_LT_7e_Gliederung_20_5" style:display-name="secondImpress~LT~Gliederung 5" style:family="paragraph" style:parent-style-name="secondImpress_7e_LT_7e_Gliederung_20_4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ondImpress_7e_LT_7e_Gliederung_20_6" style:display-name="secondImpress~LT~Gliederung 6" style:family="paragraph" style:parent-style-name="secondImpress_7e_LT_7e_Gliederung_20_5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ondImpress_7e_LT_7e_Gliederung_20_7" style:display-name="secondImpress~LT~Gliederung 7" style:family="paragraph" style:parent-style-name="secondImpress_7e_LT_7e_Gliederung_20_6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ondImpress_7e_LT_7e_Gliederung_20_8" style:display-name="secondImpress~LT~Gliederung 8" style:family="paragraph" style:parent-style-name="secondImpress_7e_LT_7e_Gliederung_20_7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ondImpress_7e_LT_7e_Gliederung_20_9" style:display-name="secondImpress~LT~Gliederung 9" style:family="paragraph" style:parent-style-name="secondImpress_7e_LT_7e_Gliederung_20_8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ondImpress_7e_LT_7e_Titel" style:display-name="secondImpress~LT~Titel" style:family="paragraph" style:default-outline-level="">
      <style:paragraph-properties fo:text-align="center" style:justify-single-word="false" fo:orphans="2" fo:widows="2" style:writing-mode="lr-tb"/>
      <style:text-properties fo:color="#0066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ondImpress_7e_LT_7e_Untertitel" style:display-name="secondImpress~LT~Untertitel" style:family="paragraph" style:default-outline-level="">
      <style:paragraph-properties fo:text-align="center" style:justify-single-word="false" fo:orphans="2" fo:widows="2" style:writing-mode="lr-tb"/>
      <style:text-properties fo:color="#0066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ondImpress_7e_LT_7e_Notizen" style:display-name="secondImpres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5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ondImpress_7e_LT_7e_Hintergrundobjekte" style:display-name="second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ondImpress_7e_LT_7e_Hintergrund" style:display-name="second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5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53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62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72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82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editing-cycles>21</meta:editing-cycles>
    <meta:creation-date>2011-12-07T14:05:00</meta:creation-date>
    <dc:date>2019-02-26T09:55:11.802061510</dc:date>
    <meta:editing-duration>PT21M48S</meta:editing-duration>
    <meta:generator>LibreOffice/6.0.7.3$Linux_X86_64 LibreOffice_project/00m0$Build-3</meta:generator>
    <meta:document-statistic meta:table-count="0" meta:image-count="0" meta:object-count="0" meta:page-count="2" meta:paragraph-count="29" meta:word-count="252" meta:character-count="1450" meta:non-whitespace-character-count="1233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